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7946" officeooo:paragraph-rsid="001b7946"/>
    </style:style>
    <style:style style:name="P2" style:family="paragraph" style:parent-style-name="Standard">
      <style:text-properties officeooo:rsid="001b7946" officeooo:paragraph-rsid="002216d1"/>
    </style:style>
    <style:style style:name="P3" style:family="paragraph" style:parent-style-name="Standard">
      <style:text-properties officeooo:rsid="0020ba02" officeooo:paragraph-rsid="0020ba02"/>
    </style:style>
    <style:style style:name="P4" style:family="paragraph" style:parent-style-name="Standard">
      <style:text-properties officeooo:rsid="00218b41" officeooo:paragraph-rsid="00218b41"/>
    </style:style>
    <style:style style:name="P5" style:family="paragraph" style:parent-style-name="Standard">
      <style:text-properties officeooo:rsid="002216d1" officeooo:paragraph-rsid="002216d1"/>
    </style:style>
    <style:style style:name="P6" style:family="paragraph" style:parent-style-name="Standard">
      <style:text-properties officeooo:rsid="001b7946" officeooo:paragraph-rsid="001b7946"/>
    </style:style>
    <style:style style:name="P7" style:family="paragraph" style:parent-style-name="Standard">
      <style:text-properties officeooo:rsid="001b7946" officeooo:paragraph-rsid="002216d1"/>
    </style:style>
    <style:style style:name="P8" style:family="paragraph" style:parent-style-name="Standard">
      <style:text-properties officeooo:rsid="0026a7cd" officeooo:paragraph-rsid="0026a7cd"/>
    </style:style>
    <style:style style:name="P9" style:family="paragraph" style:parent-style-name="Standard">
      <style:text-properties officeooo:rsid="0023f163" officeooo:paragraph-rsid="0023f163"/>
    </style:style>
    <style:style style:name="P10" style:family="paragraph" style:parent-style-name="Standard">
      <style:paragraph-properties fo:break-before="page"/>
      <style:text-properties officeooo:rsid="001b7946" officeooo:paragraph-rsid="001b7946"/>
    </style:style>
    <style:style style:name="P11" style:family="paragraph" style:parent-style-name="Standard">
      <style:paragraph-properties fo:break-before="page"/>
      <style:text-properties officeooo:rsid="0023f163" officeooo:paragraph-rsid="0023f163"/>
    </style:style>
    <style:style style:name="T1" style:family="text">
      <style:text-properties officeooo:rsid="0022ad16"/>
    </style:style>
    <style:style style:name="T2" style:family="text">
      <style:text-properties officeooo:rsid="0026a7cd"/>
    </style:style>
    <style:style style:name="T3" style:family="text">
      <style:text-properties officeooo:rsid="002813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Employment Experience</text:p>
      <text:p text:style-name="P1"/>
      <text:p text:style-name="P1">Job Title<text:tab/>Employer Name<text:tab/>Employed from<text:tab/>Employed to<text:tab/>Edit / Delete</text:p>
      <text:p text:style-name="P1">Research Associate<text:tab/>University of Manitoba<text:tab/>4 / 2016<text:tab/>Currently Employed<text:tab/> </text:p>
      <text:p text:style-name="P1">*Job Title </text:p>
      <text:p text:style-name="P1">Research Associate</text:p>
      <text:p text:style-name="P1">*Employer Name </text:p>
      <text:p text:style-name="P1">University of Manitoba</text:p>
      <text:p text:style-name="P1">*Employer Address </text:p>
      <text:p text:style-name="P1">303-70 Dysart Road</text:p>
      <text:p text:style-name="P1">*Employer City </text:p>
      <text:p text:style-name="P1">Winnipeg</text:p>
      <text:p text:style-name="P1">*Employer State *Employer ZIP Code </text:p>
      <text:p text:style-name="P1">R3T2N2</text:p>
      <text:p text:style-name="P1">*Employer Country Current Salary </text:p>
      <text:p text:style-name="P1">Current Salary (e.g. $50,000)</text:p>
      <text:p text:style-name="P1"/>
      <text:p text:style-name="P1">Currently Employed <text:s/></text:p>
      <text:p text:style-name="P1">Employed From Month Employed From Year </text:p>
      <text:p text:style-name="P1">*May we contact your supervisor? *Supervisor Name </text:p>
      <text:p text:style-name="P1">Nicola Koper</text:p>
      <text:p text:style-name="P1">*Supervisor Title </text:p>
      <text:p text:style-name="P1">Professor</text:p>
      <text:p text:style-name="P1">*Supervisor Email </text:p>
      <text:p text:style-name="P1">Nicola.Koper@umanitoba.ca</text:p>
      <text:p text:style-name="P1">*Supervisor Phone </text:p>
      <text:p text:style-name="P1"/>
      <text:p text:style-name="P1">*Duties and Responsibilities </text:p>
      <text:p text:style-name="P1">Designed observational and experimental field studies</text:p>
      <text:p text:style-name="P1">Analyzed own and others’ datasets in detail, resulting in manuscripts and publications.</text:p>
      <text:p text:style-name="P1">Mentored 19 graduate students and advised collaborators on how to create and troubleshoot R and SAS code, and interpret statistical results.</text:p>
      <text:p text:style-name="P1">Animal use permit compliance (application, renewal, reporting, training personnel) at federal, provincial, and university for multiple related subprojects.</text:p>
      <text:p text:style-name="P1">Organized training and permit instructions for future students and project managers in the lab to ease transition between graduate students on each Alberta field season (see management duties as post-doctoral fellow), consulting with graduate students as they begin their own 2016 field season.</text:p>
      <text:p text:style-name="P1">*Reason for leaving this position </text:p>
      <text:p text:style-name="P1">Funding ended</text:p>
      <text:p text:style-name="P1">*Explain any time lapse between positions </text:p>
      <text:p text:style-name="P1">Promoted from previous position (Post-doctoral Fellow), no time lapse.</text:p>
      <text:p text:style-name="P1"/>
      <text:p text:style-name="P1"/>
      <text:p text:style-name="P10"/>
      <text:p text:style-name="P1">Contract work<text:tab/>U.S. Forest Service<text:tab/>12 / 2001<text:tab/>2 / 2002<text:tab/> </text:p>
      <text:p text:style-name="P1">*Job Title </text:p>
      <text:p text:style-name="P1">Contract work</text:p>
      <text:p text:style-name="P1">*Employer Name </text:p>
      <text:p text:style-name="P1">U.S. Forest Service</text:p>
      <text:p text:style-name="P1">*Employer Address </text:p>
      <text:p text:style-name="P1">1400 US HWY 81/287</text:p>
      <text:p text:style-name="P1">*Employer City </text:p>
      <text:p text:style-name="P1">Decatur</text:p>
      <text:p text:style-name="P1">*Employer State *Employer ZIP Code </text:p>
      <text:p text:style-name="P1">76234</text:p>
      <text:p text:style-name="P1">*Employer Country Current Salary </text:p>
      <text:p text:style-name="P1">Current Salary (e.g. $50,000)</text:p>
      <text:p text:style-name="P1"/>
      <text:p text:style-name="P1">Currently Employed <text:s/></text:p>
      <text:p text:style-name="P1">Employed From Month Employed From Year </text:p>
      <text:p text:style-name="P1">Employed To Month Employed To Year </text:p>
      <text:p text:style-name="P1">*May we contact your supervisor? *Supervisor Name </text:p>
      <text:p text:style-name="P1">Alfredo Sanchez</text:p>
      <text:p text:style-name="P1">*Supervisor Title </text:p>
      <text:p text:style-name="P1">Wildlife Biologist (retired)</text:p>
      <text:p text:style-name="P1">*Supervisor Email </text:p>
      <text:p text:style-name="P1">afsanchez@fs.fed.us</text:p>
      <text:p text:style-name="P1">*Supervisor Phone </text:p>
      <text:p text:style-name="P1">(940) 627-5475 (main office number)</text:p>
      <text:p text:style-name="P1">*Duties and Responsibilities </text:p>
      <text:p text:style-name="P1">Counting grassland bird species along designated transects on the Lyndon B. Johnson National Grasslands.</text:p>
      <text:p text:style-name="P1">*Reason for leaving this position </text:p>
      <text:p text:style-name="P1">Contract/field season completed.</text:p>
      <text:p text:style-name="P1">*Explain any time lapse between positions </text:p>
      <text:p text:style-name="P1">Educational time constraints.</text:p>
      <text:p text:style-name="P1"/>
      <text:p text:style-name="P1"/>
      <text:p text:style-name="P10"/>
      <text:p text:style-name="P8">8.50/hr</text:p>
      <text:p text:style-name="P1">Field technician<text:tab/>Texas Agricultural Experiment Station<text:tab/>6 / 2005<text:tab/>8 / 2005<text:tab/> </text:p>
      <text:p text:style-name="P1">*Job Title </text:p>
      <text:p text:style-name="P1">Field technician</text:p>
      <text:p text:style-name="P1">*Employer Name </text:p>
      <text:p text:style-name="P1">Texas Agricultural Experiment Station</text:p>
      <text:p text:style-name="P1">*Employer Address </text:p>
      <text:p text:style-name="P1">11708 Highway 70 South</text:p>
      <text:p text:style-name="P1">*Employer City </text:p>
      <text:p text:style-name="P1">Vernon</text:p>
      <text:p text:style-name="P1">*Employer State *Employer ZIP Code </text:p>
      <text:p text:style-name="P1">76384</text:p>
      <text:p text:style-name="P1">*Employer Country Current Salary </text:p>
      <text:p text:style-name="P1">Current Salary (e.g. $50,000)</text:p>
      <text:p text:style-name="P1"/>
      <text:p text:style-name="P1">Currently Employed <text:s/></text:p>
      <text:p text:style-name="P1">Employed From Month Employed From Year </text:p>
      <text:p text:style-name="P1">Employed To Month Employed To Year </text:p>
      <text:p text:style-name="P1">*May we contact your supervisor? *Supervisor Name </text:p>
      <text:p text:style-name="P1">Dean Ransom</text:p>
      <text:p text:style-name="P1">*Supervisor Title </text:p>
      <text:p text:style-name="P1">Assistant Professor</text:p>
      <text:p text:style-name="P1">*Supervisor Email </text:p>
      <text:p text:style-name="P1">dean.ransom@tamuc.edu</text:p>
      <text:p text:style-name="P1">*Supervisor Phone </text:p>
      <text:p text:style-name="P1">903-886-5938</text:p>
      <text:p text:style-name="P1">*Duties and Responsibilities </text:p>
      <text:p text:style-name="P1">Counting birds, nest searching, measuring vegetation, and sampling insects.</text:p>
      <text:p text:style-name="P1">*Reason for leaving this position </text:p>
      <text:p text:style-name="P1">Seasonal work ended</text:p>
      <text:p text:style-name="P1">*Explain any time lapse between positions </text:p>
      <text:p text:style-name="P1">Educational time constraints during undergraduate degree (01/2005-12/2007).</text:p>
      <text:p text:style-name="P1"/>
      <text:p text:style-name="P1"/>
      <text:p text:style-name="P1"/>
      <text:p text:style-name="P1"/>
      <text:p text:style-name="P1"/>
      <text:p text:style-name="P10"/>
      <text:p text:style-name="P5"><text:span text:style-name="T1">$8</text:span>/hour, <text:span text:style-name="T1">around 10/hour week</text:span></text:p>
      <text:p text:style-name="P1"/>
      <text:p text:style-name="P1">Undergraduate research assistant<text:tab/><text:span text:style-name="T3">Aquatic ecology lab, </text:span>University of North Texas<text:tab/>10 / 2005<text:tab/>5 / 2006<text:tab/> </text:p>
      <text:p text:style-name="P1">*Job Title </text:p>
      <text:p text:style-name="P1">Undergraduate research assistant</text:p>
      <text:p text:style-name="P1">*Employer Name </text:p>
      <text:p text:style-name="P1">University of North Texas</text:p>
      <text:p text:style-name="P1">*Employer Address </text:p>
      <text:p text:style-name="P1">1704 W Mulberry St</text:p>
      <text:p text:style-name="P1">*Employer City </text:p>
      <text:p text:style-name="P1">Denton</text:p>
      <text:p text:style-name="P1">*Employer State *Employer ZIP Code </text:p>
      <text:p text:style-name="P1">76201</text:p>
      <text:p text:style-name="P1">*Employer Country Current Salary </text:p>
      <text:p text:style-name="P1">Current Salary (e.g. $50,000)</text:p>
      <text:p text:style-name="P1"/>
      <text:p text:style-name="P1">Currently Employed <text:s/></text:p>
      <text:p text:style-name="P1">Employed From Month Employed From Year </text:p>
      <text:p text:style-name="P1">Employed To Month Employed To Year </text:p>
      <text:p text:style-name="P1">*May we contact your supervisor? *Supervisor Name </text:p>
      <text:p text:style-name="P1">James Kennedy</text:p>
      <text:p text:style-name="P1">*Supervisor Title </text:p>
      <text:p text:style-name="P1">Regents Professor</text:p>
      <text:p text:style-name="P1">*Supervisor Email </text:p>
      <text:p text:style-name="P1">kennedy@unt.edu</text:p>
      <text:p text:style-name="P1">*Supervisor Phone </text:p>
      <text:p text:style-name="P1">940-565-2981</text:p>
      <text:p text:style-name="P1">*Duties and Responsibilities </text:p>
      <text:p text:style-name="P1">Sorting aquatic invertebrates in sediment samples.</text:p>
      <text:p text:style-name="P1">*Reason for leaving this position </text:p>
      <text:p text:style-name="P1">Left for summer field season job.</text:p>
      <text:p text:style-name="P1">*Explain any time lapse between positions </text:p>
      <text:p text:style-name="P1">Educational time constraints during undergraduate degree (01/2005-12/2007).</text:p>
      <text:p text:style-name="P1"/>
      <text:p text:style-name="P2"/>
      <text:p text:style-name="P2"/>
      <text:p text:style-name="P2"/>
      <text:p text:style-name="P2"/>
      <text:p text:style-name="P11"/>
      <text:p text:style-name="P9"><text:span text:style-name="T2">I think from tax form is about $8.50</text:span> for 35-40/hr week.</text:p>
      <text:p text:style-name="P2">Seasonal field biologist<text:tab/>Texas A&amp;M University Leon River Restoration Project<text:tab/>5 / 2006<text:tab/>7 / 2006<text:tab/> </text:p>
      <text:p text:style-name="P2">*Job Title </text:p>
      <text:p text:style-name="P2">Seasonal field biologist</text:p>
      <text:p text:style-name="P2">*Employer Name </text:p>
      <text:p text:style-name="P2">Texas A&amp;M University Leon River Restoration Project</text:p>
      <text:p text:style-name="P2">*Employer Address </text:p>
      <text:p text:style-name="P2">2005 E. Main Street, Suite 124</text:p>
      <text:p text:style-name="P2">*Employer City </text:p>
      <text:p text:style-name="P2">Gatesville</text:p>
      <text:p text:style-name="P2">*Employer State *Employer ZIP Code </text:p>
      <text:p text:style-name="P2">76528</text:p>
      <text:p text:style-name="P2">*Employer Country Current Salary </text:p>
      <text:p text:style-name="P2">Current Salary (e.g. $50,000)</text:p>
      <text:p text:style-name="P2"/>
      <text:p text:style-name="P2">Currently Employed <text:s/></text:p>
      <text:p text:style-name="P2">Employed From Month Employed From Year </text:p>
      <text:p text:style-name="P2">Employed To Month Employed To Year </text:p>
      <text:p text:style-name="P2">*May we contact your supervisor? *Supervisor Name </text:p>
      <text:p text:style-name="P2">Shannon Farrell</text:p>
      <text:p text:style-name="P2">*Supervisor Title </text:p>
      <text:p text:style-name="P2">Grad student (now Assistant Professor at SUNY-ESF)</text:p>
      <text:p text:style-name="P2">*Supervisor Email </text:p>
      <text:p text:style-name="P2">sfarrell@esf.edu</text:p>
      <text:p text:style-name="P2">*Supervisor Phone </text:p>
      <text:p text:style-name="P2">(315)-470-6757</text:p>
      <text:p text:style-name="P2">*Duties and Responsibilities </text:p>
      <text:p text:style-name="P2">Point counts of birds, nest searching, fledgling searching, and entering data.</text:p>
      <text:p text:style-name="P2">*Reason for leaving this position </text:p>
      <text:p text:style-name="P2">Field season completed.</text:p>
      <text:p text:style-name="P2">*Explain any time lapse between positions </text:p>
      <text:p text:style-name="P2">Educational time constraints during undergraduate degree (01/2005-12/2007).</text:p>
      <text:p text:style-name="P2"/>
      <text:p text:style-name="P2"/>
      <text:p text:style-name="P1"/>
      <text:p text:style-name="P1"/>
      <text:p text:style-name="P10"/>
      <text:p text:style-name="P5">$8.00/hour ca. 5/hours week</text:p>
      <text:p text:style-name="P1">Undergraduate research assistant<text:tab/>Aquatic Ecology Lab, University of North Texas<text:tab/>3 / 2007<text:tab/>8 / 2007<text:tab/> </text:p>
      <text:p text:style-name="P1">*Job Title </text:p>
      <text:p text:style-name="P1">Undergraduate research assistant</text:p>
      <text:p text:style-name="P1">*Employer Name </text:p>
      <text:p text:style-name="P1">Aquatic Ecology Lab, University of North Texas</text:p>
      <text:p text:style-name="P1">*Employer Address </text:p>
      <text:p text:style-name="P1">1704 W Mulberry St</text:p>
      <text:p text:style-name="P1">*Employer City </text:p>
      <text:p text:style-name="P1">Denton</text:p>
      <text:p text:style-name="P1">*Employer State *Employer ZIP Code </text:p>
      <text:p text:style-name="P1">76201</text:p>
      <text:p text:style-name="P1">*Employer Country Current Salary </text:p>
      <text:p text:style-name="P1">Current Salary (e.g. $50,000)</text:p>
      <text:p text:style-name="P1"/>
      <text:p text:style-name="P1">Currently Employed <text:s/></text:p>
      <text:p text:style-name="P1">Employed From Month Employed From Year </text:p>
      <text:p text:style-name="P1">Employed To Month Employed To Year </text:p>
      <text:p text:style-name="P1">*May we contact your supervisor? *Supervisor Name </text:p>
      <text:p text:style-name="P1">James Kennedy</text:p>
      <text:p text:style-name="P1">*Supervisor Title </text:p>
      <text:p text:style-name="P1">Regents Professor and Director of the Elm Fork Edu</text:p>
      <text:p text:style-name="P1">*Supervisor Email </text:p>
      <text:p text:style-name="P1">kennedy@unt.edu</text:p>
      <text:p text:style-name="P1">*Supervisor Phone </text:p>
      <text:p text:style-name="P1">940-565-2981</text:p>
      <text:p text:style-name="P1">*Duties and Responsibilities </text:p>
      <text:p text:style-name="P1">Sorted aquatic invertebrates in sediment samples, identified Chironomidae subfamilies, and formatted data.</text:p>
      <text:p text:style-name="P1">*Reason for leaving this position </text:p>
      <text:p text:style-name="P1">Educational time constraints during undergraduate degree (01/2005-12/2007).</text:p>
      <text:p text:style-name="P1">*Explain any time lapse between positions </text:p>
      <text:p text:style-name="P1">Educational time constraints during undergraduate degree (01/2005-12/2007).</text:p>
      <text:p text:style-name="P1"/>
      <text:p text:style-name="P1"/>
      <text:p text:style-name="P1"/>
      <text:p text:style-name="P1"/>
      <text:p text:style-name="P10">Contract work<text:tab/>U.S. Forest Service<text:tab/>3 / 2008<text:tab/>6 / 2008<text:tab/> </text:p>
      <text:p text:style-name="P1">*Job Title </text:p>
      <text:p text:style-name="P1">Contract work</text:p>
      <text:p text:style-name="P1">*Employer Name </text:p>
      <text:p text:style-name="P1">U.S. Forest Service</text:p>
      <text:p text:style-name="P1">*Employer Address </text:p>
      <text:p text:style-name="P1">1400 US HWY 81/287</text:p>
      <text:p text:style-name="P1">*Employer City </text:p>
      <text:p text:style-name="P1">Decatur</text:p>
      <text:p text:style-name="P1">*Employer State *Employer ZIP Code </text:p>
      <text:p text:style-name="P1">76234</text:p>
      <text:p text:style-name="P1">*Employer Country Current Salary </text:p>
      <text:p text:style-name="P1">Current Salary (e.g. $50,000)</text:p>
      <text:p text:style-name="P1"/>
      <text:p text:style-name="P4">Income lump sum on taxes $1579</text:p>
      <text:p text:style-name="P1"/>
      <text:p text:style-name="P1">Currently Employed <text:s/></text:p>
      <text:p text:style-name="P1">Employed From Month Employed From Year </text:p>
      <text:p text:style-name="P1">Employed To Month Employed To Year </text:p>
      <text:p text:style-name="P1">*May we contact your supervisor? *Supervisor Name </text:p>
      <text:p text:style-name="P1">Alfredo Sanchez</text:p>
      <text:p text:style-name="P1">*Supervisor Title </text:p>
      <text:p text:style-name="P1">Wildlife Biologist (retired)</text:p>
      <text:p text:style-name="P1">*Supervisor Email </text:p>
      <text:p text:style-name="P1">afsanchez@fs.fed.us</text:p>
      <text:p text:style-name="P1">*Supervisor Phone </text:p>
      <text:p text:style-name="P1">(940) 627-5475 (main office number)</text:p>
      <text:p text:style-name="P1">*Duties and Responsibilities </text:p>
      <text:p text:style-name="P1">Designed a Loggerhead Shrike survey and conducted a Black-capped Vireo (endangered species) survey on the Lyndon B. Johnson National Grasslands.</text:p>
      <text:p text:style-name="P1">*Reason for leaving this position </text:p>
      <text:p text:style-name="P1">Completed contract.</text:p>
      <text:p text:style-name="P1">*Explain any time lapse between positions </text:p>
      <text:p text:style-name="P1">Two months between this contract and starting graduate school for personal time before starting Ph.D.</text:p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>Graduate student<text:tab/>University of Oklahoma<text:tab/>8 / 2008<text:tab/>3 / 2014<text:tab/> </text:p>
      <text:p text:style-name="P1">*Job Title </text:p>
      <text:p text:style-name="P1">Graduate student</text:p>
      <text:p text:style-name="P1">*Employer Name </text:p>
      <text:p text:style-name="P1">University of Oklahoma</text:p>
      <text:p text:style-name="P1">*Employer Address </text:p>
      <text:p text:style-name="P1">730 Van Vleet Oval, Room 314</text:p>
      <text:p text:style-name="P1">*Employer City </text:p>
      <text:p text:style-name="P1">Norman</text:p>
      <text:p text:style-name="P1">*Employer State *Employer ZIP Code </text:p>
      <text:p text:style-name="P1">73019</text:p>
      <text:p text:style-name="P1">*Employer Country Current Salary </text:p>
      <text:p text:style-name="P1">Current Salary (e.g. $50,000)</text:p>
      <text:p text:style-name="P1"/>
      <text:p text:style-name="P3">Starting base salary $20,000????</text:p>
      <text:p text:style-name="P3">Ending base salary $30,000</text:p>
      <text:p text:style-name="P3"/>
      <text:p text:style-name="P1">Currently Employed <text:s/></text:p>
      <text:p text:style-name="P1">Employed From Month Employed From Year </text:p>
      <text:p text:style-name="P1">Employed To Month Employed To Year </text:p>
      <text:p text:style-name="P1">*May we contact your supervisor? *Supervisor Name </text:p>
      <text:p text:style-name="P1">Michael Patten</text:p>
      <text:p text:style-name="P1">*Supervisor Title </text:p>
      <text:p text:style-name="P1">Professor</text:p>
      <text:p text:style-name="P1">*Supervisor Email </text:p>
      <text:p text:style-name="P1">mpatten@ou.edu</text:p>
      <text:p text:style-name="P1">*Supervisor Phone </text:p>
      <text:p text:style-name="P1">(405) 325-5061</text:p>
      <text:p text:style-name="P1">*Duties and Responsibilities </text:p>
      <text:p text:style-name="P1">Graduate teaching assistant semesters (Biology Department Award for Excellence in Graduate Student Teaching in 2013 for efforts in Entomology and Principles of Ecology labs)</text:p>
      <text:p text:style-name="P1">-Intro. to Evolution, Ecology, and Diversity (undergraduate, majors, one semester): Presentation of weekly lab materials, creating and grading quizzes, grading lecture exams, proctoring lecture and lab exams, and guiding students through lab experiments.</text:p>
      <text:p text:style-name="P1">-Entomology (undergraduate/graduate, four semesters): Presentation of insect orders and families; creating and grading quizzes and exam; and leading students on field trips.</text:p>
      <text:p text:style-name="P1">-Introductory Zoology Lab (undergraduate, non-majors, two semesters): Lecturing on the day’s lab topic, assisting students with dissections, and writing, administering, and grading quizzes.</text:p>
      <text:p text:style-name="P1">-Principles of Ecology (undergraduate, majors, four semesters): Discussion of concepts, guiding students through field experiments; and grading lab reports.</text:p>
      <text:p text:style-name="P1">.</text:p>
      <text:p text:style-name="P1">Graduate research assistant semesters (two)- funded by Alumni Fellowship (held 2008-2014) to focus on my research. <text:s/>Funded by University of Oklahoma Graduate College for "the recruitment and retention of outstanding graduate students”. More information at &lt;http://www.ou.edu/gradweb/funding_and_aid/fellowships.html&gt;</text:p>
      <text:p text:style-name="P1"/>
      <text:p text:style-name="P1">August 2012-March 2014 (graduation)<text:tab/>GAANN (Graduate Assistance in Areas of National Need) Fellow (Department of Education): Nominated by department; covers stipend, tuition, fees; allowing <text:soft-page-break/>me to focus on research.</text:p>
      <text:p text:style-name="P1">*Reason for leaving this position </text:p>
      <text:p text:style-name="P1">Completed degree.</text:p>
      <text:p text:style-name="P1">*Explain any time lapse between positions </text:p>
      <text:p text:style-name="P1">No time lapse between this and following position.</text:p>
      <text:p text:style-name="P1"/>
      <text:p text:style-name="P1"/>
      <text:p text:style-name="P1"/>
      <text:p text:style-name="P1">Update Employment Record Delete Employment Record</text:p>
      <text:p text:style-name="P1">Post-doctoral fellow<text:tab/>University of Manitoba<text:tab/>4 / 2014<text:tab/>4 / 2016<text:tab/> </text:p>
      <text:p text:style-name="P1">*Job Title </text:p>
      <text:p text:style-name="P1">Post-doctoral fellow</text:p>
      <text:p text:style-name="P1">*Employer Name </text:p>
      <text:p text:style-name="P1">University of Manitoba</text:p>
      <text:p text:style-name="P1">*Employer Address </text:p>
      <text:p text:style-name="P1">303-70 Dysart Road</text:p>
      <text:p text:style-name="P1">*Employer City </text:p>
      <text:p text:style-name="P1">Winnipeg</text:p>
      <text:p text:style-name="P1">*Employer State *Employer ZIP Code </text:p>
      <text:p text:style-name="P1">R3T2M6</text:p>
      <text:p text:style-name="P1">*Employer Country Current Salary </text:p>
      <text:p text:style-name="P1">Current Salary (e.g. $50,000)</text:p>
      <text:p text:style-name="P3">Starting base salary 44,000.00 CA$</text:p>
      <text:p text:style-name="P3"/>
      <text:p text:style-name="P3">Ending base salary 44,660.00 CA$</text:p>
      <text:p text:style-name="P1">Currently Employed <text:s/></text:p>
      <text:p text:style-name="P1">Employed From Month Employed From Year </text:p>
      <text:p text:style-name="P1">Employed To Month Employed To Year </text:p>
      <text:p text:style-name="P1">*May we contact your supervisor? *Supervisor Name </text:p>
      <text:p text:style-name="P1">Nicola Koper</text:p>
      <text:p text:style-name="P1">*Supervisor Title </text:p>
      <text:p text:style-name="P1">Professor, Associate Head</text:p>
      <text:p text:style-name="P1">*Supervisor Email </text:p>
      <text:p text:style-name="P1">Nicola.Koper@umanitoba.ca</text:p>
      <text:p text:style-name="P1">*Supervisor Phone </text:p>
      <text:p text:style-name="P1">(204) 474-8768</text:p>
      <text:p text:style-name="P1">*Duties and Responsibilities </text:p>
      <text:p text:style-name="P1">Designed observational and experimental field studies</text:p>
      <text:p text:style-name="P1">Analyzed own and others’ datasets in detail, resulting in manuscripts and publications.</text:p>
      <text:p text:style-name="P1">Mentored 19 graduate students and advised collaborators on how to create and troubleshoot R and SAS code, and interpret statistical results.</text:p>
      <text:p text:style-name="P1">Organized training and permit instructions for future students and project managers in the lab to ease transition between graduate students on each Alberta field season (see management duties as post-doctoral fellow), consulting with graduate students as they begin their own 2016 field season.</text:p>
      <text:p text:style-name="P1">Animal use permit compliance (application, renewal, reporting, training personnel) at federal, provincial, and university for multiple related subprojects.</text:p>
      <text:p text:style-name="P1">Co-instructed Quantitative Methods in Natural Resource Management (graduate level, two semesters), presenting R code to implement statistical methods; lecture on multivariate statistics; and grading assignments.</text:p>
      <text:p text:style-name="P1"><text:soft-page-break/>Instructor for Ecological Dimensions of Natural Resource Management (graduate level, one semester): guiding discussions of students with widely varying biology backgrounds in understanding ecological principles. </text:p>
      <text:p text:style-name="P1">Managing field season in Alberta for field crew of &gt;15 graduate students, technicians, and volunteers, interacting positively with energy industry representatives, and hiring technicians, working near energy company leases (Cenovus).</text:p>
      <text:p text:style-name="P1">Coordinated safety compliance with energy extraction company : technician training compliance, address any concerns with Cenovus (energy company) safety officer.</text:p>
      <text:p text:style-name="P1">Met with lead technicians and graduate students to ensure progress on their projects while conducting and leading my own project.</text:p>
      <text:p text:style-name="P1">*Reason for leaving this position </text:p>
      <text:p text:style-name="P1">Promoted to Research Associate.</text:p>
      <text:p text:style-name="P1">*Explain any time lapse between positions </text:p>
      <text:p text:style-name="P1">None, went directly from graduate degree into this positio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0:51:29.758000000</meta:creation-date>
    <dc:date>2016-09-08T17:22:37.454554832</dc:date>
    <meta:editing-duration>PT3H3M11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0" meta:paragraph-count="300" meta:word-count="1602" meta:character-count="11895" meta:non-whitespace-character-count="10421"/>
  </office:meta>
</office:document-meta>
</file>